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iberation Serif2" svg:font-family="'Liberation Serif'" style:font-family-generic="system" style:font-pitch="variable"/>
  </office:font-face-decls>
  <office:automatic-styles>
    <style:style style:name="P1" style:family="paragraph" style:parent-style-name="Heading_20_2" style:master-page-name="Standard">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Personal Computer World Benchmark Tests</text:h>
      <text:h text:style-name="Heading_20_3" text:outline-level="3">Benchmark 1</text:h>
      <text:p text:style-name="Text_20_body_20__28_user_29_"><text:span text:style-name="Teletype">20 FOR k=1 TO 1000<text:line-break/>40 NEXT k</text:span></text:p>
      <text:p text:style-name="Text_20_body_20__28_user_29_">FOR-NEXT loops are one of the commonest constructs in BASIC and if they are slow then all programs are likely to be slow.</text:p>
      <text:h text:style-name="Heading_20_3" text:outline-level="3">Benchmark 2</text:h>
      <text:p text:style-name="Text_20_body_20__28_user_29_"><text:span text:style-name="Teletype">20 LET k=0 <text:line-break/>30 LET k=k+1<text:line-break/>50 IF k&lt;1000 THEN GOTO 30</text:span></text:p>
      <text:p text:style-name="Text_20_body_20__28_user_29_">This has the same effect as benchmark 1 of having the variable k count from 1 to 1000, but with explicit addition and a jump back. This method is generally much slower than the optimised FOR-NEXT loop. Notice that the benchmarks use line numbers and GOTOs. Most BASICs of the period lacked more sophisticated loop constructs.</text:p>
      <text:h text:style-name="Heading_20_3" text:outline-level="3">Benchmark 3</text:h>
      <text:p text:style-name="Text_20_body_20__28_user_29_"><text:span text:style-name="Teletype">20 LET k=0<text:line-break/>30 LET k=k+1<text:line-break/>40 LET a=k/k*k+k-k<text:line-break/>50 IF k&lt;1000 THEN GOTO 30</text:span></text:p>
      <text:p text:style-name="Text_20_body_20__28_user_29_">This time some calculations are done inside the loop. This tests the speed of the arithmetic operators and also of accessing variables. For the benchmarks all variables are assumed to be of floating-point type.</text:p>
      <text:h text:style-name="Heading_20_3" text:outline-level="3">Benchmark 4</text:h>
      <text:p text:style-name="Text_20_body_20__28_user_29_"><text:span text:style-name="Teletype">20 LET k=0<text:line-break/>30 LET k=k+1<text:line-break/>40 LET a=k/2*3+4-5<text:line-break/>50 IF k&lt;1000 THEN GOTO 30</text:span></text:p>
      <text:p text:style-name="Text_20_body_20__28_user_29_"><text:soft-page-break/>The same as benchmark 3 except that constants are used for the arithmetic instead of a variable. If the code for looking up values of variables is inefficient then this test will be faster than the previous one.</text:p>
      <text:h text:style-name="Heading_20_3" text:outline-level="3">Benchmark 5</text:h>
      <text:p text:style-name="Text_20_body_20__28_user_29_"><text:span text:style-name="Teletype">20 LET k=0<text:line-break/>30 LET k=k+1<text:line-break/>40 LET a=k/2*3+4-5<text:line-break/>45 GOSUB 700<text:line-break/>50 IF k&lt;1000 THEN GOTO 30 <text:line-break/>700 RETURN</text:span></text:p>
      <text:p text:style-name="Text_20_body_20__28_user_29_">This introduces a subroutine call. It requires the return address to be put on a stack and then the destination of the call to be found, usually by searching through from the beginning of the program. Long programs in early versions of BASIC would make extensive use of subroutines and thus the efficiency of the calling mechanism was important.</text:p>
      <text:p text:style-name="Text_20_body_20__28_user_29_"/>
      <text:h text:style-name="Heading_20_3" text:outline-level="3">Benchmark 6</text:h>
      <text:p text:style-name="Text_20_body_20__28_user_29_"><text:span text:style-name="Teletype">20 LET k=0<text:line-break/>25 DIM m(5)<text:line-break/>30 LET k=k+1<text:line-break/>40 LET a=k/2*3+4-5<text:line-break/>45 GOSUB 700<text:line-break/>46 FOR l=1 TO 5<text:line-break/>48 NEXT l<text:line-break/>50 IF k&lt;1000 THEN GOTO 30<text:line-break/>700 RETURN</text:span></text:p>
      <text:p text:style-name="Text_20_body_20__28_user_29_">This defines a small array at the start and adds another FOR-NEXT loop inside the main loop. This benchmark has little importance on its own but is used as a baseline for benchmark 7.</text:p>
      <text:p text:style-name="Text_20_body_20__28_user_29_"/>
      <text:h text:style-name="Heading_20_3" text:outline-level="3"><text:soft-page-break/>Benchmark 7</text:h>
      <text:p text:style-name="Text_20_body_20__28_user_29_"><text:span text:style-name="Teletype">20 LET k=0<text:line-break/>25 DIM m(5)<text:line-break/>30 LET k=k+1<text:line-break/>40 LET a=k/2*3+4-5<text:line-break/>45 GOSUB 700<text:line-break/>46 FOR l=1 TO 5<text:line-break/>47 LET m(l)=a<text:line-break/>48 NEXT l<text:line-break/>50 IF k&lt;1000 THEN GOTO 30<text:line-break/>700 RETURN</text:span></text:p>
      <text:p text:style-name="Text_20_body_20__28_user_29_">This assigns a value to each of the array elements every time through the loop. How much slower this is than benchmark 6 indicates the efficiency of array access.</text:p>
      <text:p text:style-name="Text_20_body_20__28_user_29_"/>
      <text:h text:style-name="Heading_20_3" text:outline-level="3">Benchmark 8</text:h>
      <text:p text:style-name="Text_20_body_20__28_user_29_"><text:span text:style-name="Teletype">20 LET k=0<text:line-break/>25 DIM m(5)<text:line-break/>30 LET k=k+1<text:line-break/>40 LET a=k^2<text:line-break/>45 LET b=LN(k)<text:line-break/>47 LET c=SIN(k)<text:line-break/>50 IF k&lt;1000 THEN GOTO 30</text:span></text:p>
      <text:p text:style-name="Text_20_body_20__28_user_29_">The final benchmark uses the more advanced mathematical functions of raising to a power (usually implemented using logarithms), calculating natural logarithms and calculating trigonometric sines.</text:p>
      <text:p text:style-name="Text_20_body_20__28_user_29_"/>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iberation Serif2"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2" style:display-name="Heading 2" style:family="paragraph" style:parent-style-name="Heading" style:next-style-name="Text_20_body_20__28_user_29_" style:default-outline-level="2" style:list-style-name="" style:class="text">
      <style:paragraph-properties fo:margin-top="0.353cm" fo:margin-bottom="0.212cm" style:contextual-spacing="false"/>
      <style:text-properties style:font-name="Liberation Serif1" fo:font-family="'Liberation Serif'" style:font-family-generic="swiss" style:font-pitch="variable" fo:font-size="18pt" fo:font-weight="bold" style:font-name-asian="Liberation Serif2" style:font-family-asian="'Liberation Serif'" style:font-family-generic-asian="system" style:font-pitch-asian="variable" style:font-size-asian="18pt" style:font-weight-asian="bold" style:font-name-complex="Liberation Serif2" style:font-family-complex="'Liberation Serif'" style:font-family-generic-complex="system" style:font-pitch-complex="variable" style:font-size-complex="18pt" style:font-weight-complex="bold"/>
    </style:style>
    <style:style style:name="Heading_20_3" style:display-name="Heading 3" style:family="paragraph" style:parent-style-name="Heading" style:next-style-name="Text_20_body_20__28_user_29_" style:default-outline-level="3" style:list-style-name="" style:class="text">
      <style:paragraph-properties fo:margin-top="0.247cm" fo:margin-bottom="0.212cm" style:contextual-spacing="false"/>
      <style:text-properties style:font-name="Liberation Serif1" fo:font-family="'Liberation Serif'" style:font-family-generic="swiss" style:font-pitch="variable" fo:font-weight="bold" style:font-name-asian="Liberation Serif2" style:font-family-asian="'Liberation Serif'" style:font-family-generic-asian="system" style:font-pitch-asian="variable" style:font-weight-asian="bold" style:font-name-complex="Liberation Serif2" style:font-family-complex="'Liberation Serif'" style:font-family-generic-complex="system" style:font-pitch-complex="variable" style:font-weight-complex="bold"/>
    </style:style>
    <style:style style:name="Standard_20__28_user_29_" style:display-name="Standard (user)" style:family="paragraph" style:default-outline-level="">
      <style:paragraph-properties fo:margin-top="0cm" fo:margin-bottom="0cm"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Internet_20_link_20__28_user_29_" style:display-name="Internet link (user)" style:family="text">
      <style:text-properties fo:color="#000080" loext:opacity="100%" style:text-underline-style="solid" style:text-underline-width="auto" style:text-underline-color="font-color"/>
    </style:style>
    <style:style style:name="Teletype"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 style:display-name="No List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 style:display-name="No List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7.94cm" fo:page-height="21.59cm" style:num-format="1" style:print-orientation="landscape" fo:margin-top="2cm" fo:margin-bottom="2cm" fo:margin-left="2cm" fo:margin-right="2cm" style:writing-mode="lr-tb" style:layout-grid-color="#c0c0c0" style:layout-grid-lines="1759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creator>Paul Robson</dc:creator>
    <meta:editing-cycles>2</meta:editing-cycles>
    <meta:creation-date>2020-12-13T18:49:00</meta:creation-date>
    <dc:date>2020-12-13T18:49:00</dc:date>
    <meta:editing-duration>PT1M</meta:editing-duration>
    <meta:generator>LibreOffice/7.0.4.2$Linux_X86_64 LibreOffice_project/00$Build-2</meta:generator>
    <meta:document-statistic meta:table-count="0" meta:image-count="0" meta:object-count="0" meta:page-count="3" meta:paragraph-count="25" meta:word-count="478" meta:character-count="2565" meta:non-whitespace-character-count="211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